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ListParagraph" style:list-style-name="LFO1" style:family="paragraph">
      <style:text-properties fo:language="en" fo:country="GB"/>
    </style:style>
    <style:style style:name="P3" style:parent-style-name="ListParagraph" style:list-style-name="LFO1" style:family="paragraph">
      <style:text-properties fo:language="en" fo:country="GB"/>
    </style:style>
    <style:style style:name="P4" style:parent-style-name="ListParagraph" style:list-style-name="LFO1" style:family="paragraph">
      <style:text-properties fo:language="en" fo:country="GB"/>
    </style:style>
    <style:style style:name="P5" style:parent-style-name="ListParagraph" style:list-style-name="LFO1" style:family="paragraph">
      <style:text-properties fo:language="en" fo:country="GB"/>
    </style:style>
    <style:style style:name="P6" style:parent-style-name="ListParagraph" style:list-style-name="LFO1" style:family="paragraph">
      <style:text-properties fo:language="en" fo:country="GB"/>
    </style:style>
  </office:automatic-styles>
  <office:body>
    <office:text text:use-soft-page-breaks="true">
      <text:p text:style-name="P1">Parameters to filter out comments:</text:p>
      <text:list text:style-name="LFO1" text:continue-numbering="true">
        <text:list-item>
          <text:p text:style-name="P2">Body : [‘deleted’]<text:s/>or [‘removed’]</text:p>
        </text:list-item>
        <text:list-item>
          <text:p text:style-name="P3">Irrelevant comments</text:p>
        </text:list-item>
        <text:list-item>
          <text:p text:style-name="P4">If there are links in the body (like gif or imgur links)</text:p>
        </text:list-item>
        <text:list-item>
          <text:p text:style-name="P5">Keep a threshold for scores for example keep only more confident scores like above 0.75 or something and eliminate the rest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ishna Kumar</meta:initial-creator>
    <dc:creator>Krishna Kumar</dc:creator>
    <meta:creation-date>2024-06-18T16:34:00Z</meta:creation-date>
    <dc:date>2024-06-23T19:15:00Z</dc:date>
    <meta:template xlink:href="Normal" xlink:type="simple"/>
    <meta:editing-cycles>1</meta:editing-cycles>
    <meta:editing-duration>PT0S</meta:editing-duration>
    <meta:document-statistic meta:page-count="1" meta:paragraph-count="1" meta:word-count="40" meta:character-count="270" meta:row-count="1" meta:non-whitespace-character-count="231"/>
  </office:meta>
</office:document-meta>
</file>